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2">
          <table:table-cell office:value-type="string">
            <text:p>Reitz Gree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mily's Purpl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pper Red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Naked Raku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Apple Crackle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Shino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Purple Grey Matte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Green to Black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Orange Ochr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Raspberr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eladon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Chun Blue</text:p>
          </table:table-cell>
          <table:table-cell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11/04/2014</text:date>, <text:time>09:4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ene Hirose</meta:initial-creator>
    <meta:creation-date>2014-11-04T09:11:42</meta:creation-date>
    <dc:date>2014-11-04T09:40:28</dc:date>
    <dc:creator>Marlene Hirose</dc:creator>
    <meta:editing-duration>PT27M52S</meta:editing-duration>
    <meta:editing-cycles>2</meta:editing-cycles>
    <meta:generator>OpenOffice.org/3.4$Unix OpenOffice.org_project/340m1$Build-9590</meta:generator>
    <meta:document-statistic meta:table-count="3" meta:cell-count="24" meta:object-count="0"/>
  </office:meta>
</office:document-meta>
</file>